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 table:style-name="ce9" office:value-type="date" office:date-value="2025-09-13" calcext:value-type="date">
            <text:p>09/13/25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05:14:00.325671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13T05:14:07.794477324</dc:date>
    <meta:editing-duration>PT37M12S</meta:editing-duration>
    <meta:editing-cycles>27</meta:editing-cycles>
    <meta:generator>LibreOffice/24.2.7.2$Linux_X86_64 LibreOffice_project/420$Build-2</meta:generator>
    <meta:document-statistic meta:table-count="1" meta:cell-count="174" meta:object-count="0"/>
  </office:meta>
</office:document-meta>
</file>